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d0d0d" loext:opacity="100%" style:font-name="S hne" fo:font-size="12pt" fo:letter-spacing="normal" fo:font-style="normal" fo:font-weight="normal" officeooo:paragraph-rsid="000d673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d0d0d" loext:opacity="100%" style:font-name="S hne" fo:font-size="12pt" fo:letter-spacing="normal" fo:font-style="normal" fo:font-weight="normal" officeooo:rsid="000d6732" officeooo:paragraph-rsid="000d6732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6732"/>
    </style:style>
    <style:style style:name="T1" style:family="text">
      <style:text-properties fo:font-variant="normal" fo:text-transform="none" fo:color="#0d0d0d" loext:opacity="100%" style:font-name="S hne" fo:font-size="12pt" fo:letter-spacing="normal" fo:font-style="normal" fo:font-weight="normal" officeooo:rsid="000d6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6"/></text:p>
      <text:p text:style-name="P4"><text:span text:style-name="T1">1) <text:s/></text:span>(id+id)*id$</text:p>
      <text:p text:style-name="P3"/>
      <text:p text:style-name="P2"/>
      <text:p text:style-name="P2"><text:s text:c="6"/>E</text:p>
      <text:p text:style-name="P2"><text:s text:c="4"/>/ <text:s text:c="2"/>\</text:p>
      <text:p text:style-name="P2"><text:s text:c="3"/>E <text:s text:c="4"/>T</text:p>
      <text:p text:style-name="P2"><text:s text:c="2"/>/ \ <text:s text:c="4"/>/ \</text:p>
      <text:p text:style-name="P2">id <text:s/>+ <text:s/>T <text:s text:c="2"/>F</text:p>
      <text:p text:style-name="P2"><text:s text:c="9"/>/ \ <text:s text:c="2"/>|</text:p>
      <text:p text:style-name="P2"><text:s text:c="8"/>T <text:s/>F <text:s/>id</text:p>
      <text:p text:style-name="P2"><text:s text:c="7"/>/ \</text:p>
      <text:p text:style-name="P2"><text:s text:c="5"/>F <text:s text:c="2"/>id</text:p>
      <text:p text:style-name="P2"><text:s text:c="5"/>|</text:p>
      <text:p text:style-name="P2"><text:s text:c="4"/>id</text:p>
      <text:p text:style-name="P2"/>
      <text:p text:style-name="P4"><text:span text:style-name="T1">2) </text:span>id*id$</text:p>
      <text:p text:style-name="P3"/>
      <text:p text:style-name="P3"><text:s text:c="2"/>E</text:p>
      <text:p text:style-name="P3"><text:s text:c="3"/>|</text:p>
      <text:p text:style-name="P3"><text:s text:c="3"/>T</text:p>
      <text:p text:style-name="P3"><text:s text:c="2"/>/ \</text:p>
      <text:p text:style-name="P3"><text:s/>id <text:s text:c="2"/>T</text:p>
      <text:p text:style-name="P3"><text:s text:c="5"/>/ \</text:p>
      <text:p text:style-name="P3"><text:s text:c="4"/>F <text:s text:c="2"/>id</text:p>
      <text:p text:style-name="P3"><text:s text:c="4"/>|</text:p>
      <text:p text:style-name="P3"><text:s text:c="4"/>id</text:p>
      <text:p text:style-name="P3"/>
      <text:p text:style-name="P3"/>
      <text:p text:style-name="P4"><text:span text:style-name="T1">3) </text:span>(id*)$</text:p>
      <text:p text:style-name="P3"/>
      <text:p text:style-name="P3"><text:s text:c="5"/>E</text:p>
      <text:p text:style-name="P3"><text:s text:c="4"/>/</text:p>
      <text:p text:style-name="P3"><text:s text:c="3"/>T</text:p>
      <text:p text:style-name="P3"><text:s text:c="2"/>/</text:p>
      <text:p text:style-name="P3"><text:s/>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22:17:10.624989593</meta:creation-date>
    <dc:date>2024-05-06T23:26:16.568162611</dc:date>
    <meta:editing-duration>PT38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49" meta:character-count="228" meta:non-whitespace-character-count="80"/>
  </office:meta>
</office:document-meta>
</file>